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34681" officeooo:paragraph-rsid="00134681" style:font-size-asian="13pt" style:font-size-complex="13pt"/>
    </style:style>
    <style:style style:name="P2" style:family="paragraph" style:parent-style-name="Standard">
      <style:text-properties fo:font-size="13pt" officeooo:rsid="00134681" officeooo:paragraph-rsid="00136129" style:font-size-asian="13pt" style:font-size-complex="13pt"/>
    </style:style>
    <style:style style:name="P3" style:family="paragraph" style:parent-style-name="Standard">
      <style:text-properties fo:font-size="13pt" officeooo:rsid="00136129" officeooo:paragraph-rsid="00136129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8pt" officeooo:rsid="00134681" officeooo:paragraph-rsid="00134681" style:font-size-asian="18pt" style:font-size-complex="18pt"/>
    </style:style>
    <style:style style:name="P5" style:family="paragraph" style:parent-style-name="Standard">
      <style:text-properties fo:font-size="14pt" officeooo:rsid="00134681" officeooo:paragraph-rsid="00134681" style:font-size-asian="14pt" style:font-size-complex="14pt"/>
    </style:style>
    <style:style style:name="P6" style:family="paragraph" style:parent-style-name="Standard">
      <style:text-properties fo:font-size="14pt" officeooo:rsid="00136129" officeooo:paragraph-rsid="00136129" style:font-size-asian="14pt" style:font-size-complex="14pt"/>
    </style:style>
    <style:style style:name="T1" style:family="text">
      <style:text-properties officeooo:rsid="00136129"/>
    </style:style>
    <style:style style:name="T2" style:family="text">
      <style:text-properties officeooo:rsid="0014e225"/>
    </style:style>
    <style:style style:name="T3" style:family="text">
      <style:text-properties officeooo:rsid="0019b58c"/>
    </style:style>
    <style:style style:name="T4" style:family="text">
      <style:text-properties fo:color="#ce1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机械键盘：</text:p>
      <text:p text:style-name="P6">一、定义：</text:p>
      <text:p text:style-name="P3">其他键盘：薄膜键盘（触发压力大、按到底才触发），电容式键盘</text:p>
      <text:p text:style-name="P2"/>
      <text:p text:style-name="P1"/>
      <text:p text:style-name="P5">二、分类：</text:p>
      <text:p text:style-name="P5"><text:span text:style-name="T3">1. </text:span>线性轴，段落轴</text:p>
      <text:p text:style-name="P1"><text:tab/>按压：线性轴按压很浅就可以触发，段落轴要按压到一定深度才触发</text:p>
      <text:p text:style-name="P1"><text:tab/>噪音：线性轴比较安静，但没有段落感爽</text:p>
      <text:p text:style-name="P1"><text:tab/>触感：线性轴手感就像按弹簧，直上直下。段落轴像按开关，有一个啪哒让你知道按下去了</text:p>
      <text:p text:style-name="P1"/>
      <text:p text:style-name="P5"><text:span text:style-name="T3">2. </text:span>常用轴：黑轴，青轴，茶轴，红轴</text:p>
      <text:p text:style-name="P1"><text:tab/>黑轴：线性轴，压力克数较高，触发键程短，没有段落感。压力克数大，不易出现误触的现象；较短的触发键程能保证触发速度。<text:span text:style-name="T4">适合打游戏</text:span></text:p>
      <text:p text:style-name="P1"><text:tab/>青轴：段落轴，较为明显的段落感，触感“清脆”，噪音大。<text:span text:style-name="T4">不适合游戏，长时间高速文字录入会很累</text:span></text:p>
      <text:p text:style-name="P1"><text:tab/>茶轴：段落轴，数据全面。感受“软”，<text:span text:style-name="T4">基本能适应所有使用场景</text:span></text:p>
      <text:p text:style-name="P1"><text:tab/>红轴：线性轴，省力，没有段落感。<text:span text:style-name="T4">适合打字较多的人和游戏玩家使用</text:span></text:p>
      <text:p text:style-name="P1"/>
      <text:p text:style-name="P5"><text:span text:style-name="T3">3. </text:span>其他轴：</text:p>
      <text:p text:style-name="P1"><text:tab/>绿轴：段落轴，力量型青轴，段落感强，节奏感强，回弹快，弹力强。<text:span text:style-name="T4">专为游戏设计</text:span></text:p>
      <text:p text:style-name="P1"><text:tab/>银轴：线性轴，速度明显。类似红轴但触发更快，但容易误触，<text:span text:style-name="T4">适合极速文字录入</text:span></text:p>
      <text:p text:style-name="P1"/>
      <text:p text:style-name="P5">三、体验参数：</text:p>
      <text:p text:style-name="P1">压力克数、键程、键帽面积、噪音</text:p>
      <text:p text:style-name="P1">键帽：pbt比abs的更耐操，手感粗糙不打油，abs则光滑容易打油，但透光性更好</text:p>
      <text:p text:style-name="P1"/>
      <text:p text:style-name="P5">四、行业公司：</text:p>
      <text:p text:style-name="P1">德国cherry樱桃 <text:span text:style-name="T2">MX轴、ML轴</text:span></text:p>
      <text:p text:style-name="P1">日本<text:span text:style-name="T2">ALPS轴衍生轴</text:span></text:p>
      <text:p text:style-name="P1"/>
      <text:p text:style-name="P1"/>
      <text:p text:style-name="P1"><text:span text:style-name="T1">IKBC </text:span>c<text:span text:style-name="T1">104： 红轴</text:span></text:p>
      <text:p text:style-name="P1"/>
      <text:p text:style-name="P1">优点：提高工作效率，减轻手腕负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6T18:59:20.400454879</meta:creation-date>
    <dc:date>2021-01-16T20:23:22.718217846</dc:date>
    <meta:editing-duration>PT9M4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502" meta:character-count="542" meta:non-whitespace-character-count="527"/>
  </office:meta>
</office:document-meta>
</file>